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Вопрос" style:list-style-name="">
      <style:text-properties officeooo:paragraph-rsid="000caef4"/>
    </style:style>
    <style:style style:name="P2" style:family="paragraph" style:parent-style-name="Вопрос" style:list-style-name="">
      <style:text-properties officeooo:paragraph-rsid="0017976e"/>
    </style:style>
    <style:style style:name="P3" style:family="paragraph" style:parent-style-name="Вопрос" style:list-style-name="">
      <style:paragraph-properties fo:text-align="center" style:justify-single-word="false"/>
      <style:text-properties officeooo:paragraph-rsid="0016247c"/>
    </style:style>
    <style:style style:name="P4" style:family="paragraph" style:parent-style-name="Вопрос" style:list-style-name="">
      <style:text-properties fo:language="ru" fo:country="RU" officeooo:rsid="000caef4" officeooo:paragraph-rsid="000d8c4b"/>
    </style:style>
    <style:style style:name="P5" style:family="paragraph" style:parent-style-name="Вопрос" style:list-style-name="">
      <style:text-properties fo:language="ru" fo:country="RU" officeooo:rsid="000d8c4b" officeooo:paragraph-rsid="000d8c4b"/>
    </style:style>
    <style:style style:name="P6" style:family="paragraph" style:parent-style-name="Вопрос" style:list-style-name="">
      <style:text-properties fo:language="ru" fo:country="RU" officeooo:rsid="00106ecd" officeooo:paragraph-rsid="00106ecd"/>
    </style:style>
    <style:style style:name="P7" style:family="paragraph" style:parent-style-name="Вопрос" style:list-style-name="">
      <style:text-properties fo:language="ru" fo:country="RU" officeooo:rsid="00122d39" officeooo:paragraph-rsid="00122d39"/>
    </style:style>
    <style:style style:name="P8" style:family="paragraph" style:parent-style-name="Вопрос" style:list-style-name="">
      <style:text-properties fo:language="ru" fo:country="RU" officeooo:rsid="0013aab8" officeooo:paragraph-rsid="0013aab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/>
    </style:style>
    <style:style style:name="T3" style:family="text">
      <style:text-properties fo:language="en" fo:country="US" fo:font-style="italic" fo:font-weight="bold" officeooo:rsid="000ca700" style:font-style-asian="italic" style:font-weight-asian="bold"/>
    </style:style>
    <style:style style:name="T4" style:family="text">
      <style:text-properties fo:language="en" fo:country="US" fo:font-style="italic" fo:font-weight="bold" officeooo:rsid="000caef4" style:font-style-asian="italic" style:font-weight-asian="bold"/>
    </style:style>
    <style:style style:name="T5" style:family="text">
      <style:text-properties fo:language="en" fo:country="US" fo:font-style="italic" fo:font-weight="bold" officeooo:rsid="000caef4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0ca700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017976e" style:font-style-asian="italic" style:font-weight-asian="bold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0caef4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fo:font-weight="bold" officeooo:rsid="0017976e" style:font-style-asian="italic" style:font-weight-asian="bold"/>
    </style:style>
    <style:style style:name="T13" style:family="text">
      <style:text-properties fo:font-style="italic" fo:font-weight="bold" officeooo:rsid="0017976e" style:font-style-asian="italic" style:font-weight-asian="bold" style:font-style-complex="italic" style:font-weight-complex="bold"/>
    </style:style>
    <style:style style:name="T14" style:family="text">
      <style:text-properties style:font-name="Symbol" fo:font-style="italic" fo:font-weight="bold" style:font-name-asian="Symbol" style:font-style-asian="italic" style:font-weight-asian="bold" style:font-name-complex="Symbol"/>
    </style:style>
    <style:style style:name="T15" style:family="text">
      <style:text-properties style:font-name="Symbol" fo:font-style="italic" fo:font-weight="bold" officeooo:rsid="0017976e" style:font-name-asian="Symbol" style:font-style-asian="italic" style:font-weight-asian="bold" style:font-name-complex="Symbol"/>
    </style:style>
    <style:style style:name="T16" style:family="text">
      <style:text-properties style:font-name="Symbol" fo:language="en" fo:country="US" fo:font-style="italic" fo:font-weight="bold" officeooo:rsid="000ca700" style:font-name-asian="Symbol" style:font-style-asian="italic" style:font-weight-asian="bold" style:font-name-complex="Symbo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7976e" style:font-weight-asian="bold" style:font-weight-complex="bold"/>
    </style:style>
    <style:style style:name="T20" style:family="text">
      <style:text-properties style:text-position="super 58%" fo:language="en" fo:country="US" fo:font-style="italic" fo:font-weight="bold" style:font-style-asian="italic" style:font-weight-asian="bold"/>
    </style:style>
    <style:style style:name="T21" style:family="text">
      <style:text-properties style:text-position="super 58%" fo:language="en" fo:country="US" fo:font-style="italic" fo:font-weight="bold" officeooo:rsid="0017976e" style:font-style-asian="italic" style:font-weight-asian="bold"/>
    </style:style>
    <style:style style:name="T22" style:family="text">
      <style:text-properties style:text-position="super 58%" fo:font-size="12pt" fo:language="en" fo:country="US" fo:font-style="italic" fo:font-weight="bold" style:font-size-asian="12pt" style:font-style-asian="italic" style:font-weight-asian="bold"/>
    </style:style>
    <style:style style:name="T23" style:family="text">
      <style:text-properties style:text-position="super 58%" fo:font-size="12pt" fo:language="ru" fo:country="RU" fo:font-style="italic" fo:font-weight="bold" officeooo:rsid="0017976e" style:font-size-asian="12pt" style:font-style-asian="italic" style:font-weight-asian="bold"/>
    </style:style>
    <style:style style:name="T24" style:family="text">
      <style:text-properties style:text-position="super 58%" style:font-name="Symbol" fo:language="en" fo:country="US" fo:font-style="italic" fo:font-weight="bold" officeooo:rsid="0017976e" style:font-name-asian="Symbol" style:font-style-asian="italic" style:font-weight-asian="bold" style:font-name-complex="Symbol"/>
    </style:style>
    <style:style style:name="T25" style:family="text">
      <style:text-properties style:text-position="super 58%" fo:language="ru" fo:country="RU" fo:font-style="italic" fo:font-weight="bold" officeooo:rsid="0017976e" style:font-style-asian="italic" style:font-weight-asian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officeooo:rsid="0009a7c2" style:font-weight-asian="bold" style:font-weight-complex="bold"/>
    </style:style>
    <style:style style:name="T28" style:family="text">
      <style:text-properties fo:language="ru" fo:country="RU" officeooo:rsid="0017976e"/>
    </style:style>
    <style:style style:name="T29" style:family="text">
      <style:text-properties officeooo:rsid="000a1277"/>
    </style:style>
    <style:style style:name="T30" style:family="text">
      <style:text-properties fo:font-size="12pt" style:font-size-asian="12pt"/>
    </style:style>
    <style:style style:name="T31" style:family="text">
      <style:text-properties fo:font-size="12pt" officeooo:rsid="000d8c4b" style:font-size-asian="12pt"/>
    </style:style>
    <style:style style:name="T32" style:family="text">
      <style:text-properties fo:font-size="12pt" officeooo:rsid="000f06af" style:font-size-asian="12pt"/>
    </style:style>
    <style:style style:name="T33" style:family="text">
      <style:text-properties fo:font-size="12pt" officeooo:rsid="00106ecd" style:font-size-asian="12pt"/>
    </style:style>
    <style:style style:name="T34" style:family="text">
      <style:text-properties fo:font-size="12pt" officeooo:rsid="00122d39" style:font-size-asian="12pt"/>
    </style:style>
    <style:style style:name="T35" style:family="text">
      <style:text-properties fo:font-size="12pt" officeooo:rsid="0013aab8" style:font-size-asian="12pt"/>
    </style:style>
    <style:style style:name="T36" style:family="text">
      <style:text-properties fo:font-size="12pt" officeooo:rsid="0017976e" style:font-size-asian="12pt"/>
    </style:style>
    <style:style style:name="T37" style:family="text">
      <style:text-properties fo:font-size="12pt" fo:language="en" fo:country="US" style:font-size-asian="12pt"/>
    </style:style>
    <style:style style:name="T38" style:family="text">
      <style:text-properties fo:font-size="12pt" fo:language="en" fo:country="US" officeooo:rsid="000caef4" style:font-size-asian="12pt"/>
    </style:style>
    <style:style style:name="T39" style:family="text">
      <style:text-properties fo:font-size="12pt" fo:language="en" fo:country="US" officeooo:rsid="000d8c4b" style:font-size-asian="12pt"/>
    </style:style>
    <style:style style:name="T40" style:family="text">
      <style:text-properties fo:font-size="12pt" fo:language="en" fo:country="US" fo:font-style="italic" fo:font-weight="bold" style:font-size-asian="12pt" style:font-style-asian="italic" style:font-weight-asian="bold"/>
    </style:style>
    <style:style style:name="T41" style:family="text">
      <style:text-properties fo:font-size="12pt" fo:language="en" fo:country="US" fo:font-style="italic" fo:font-weight="bold" officeooo:rsid="000d8c4b" style:font-size-asian="12pt" style:font-style-asian="italic" style:font-weight-asian="bold"/>
    </style:style>
    <style:style style:name="T42" style:family="text">
      <style:text-properties fo:font-size="12pt" fo:language="en" fo:country="US" fo:font-style="italic" fo:font-weight="bold" style:font-size-asian="12pt" style:font-style-asian="italic" style:font-weight-asian="bold" style:font-style-complex="italic" style:font-weight-complex="bold"/>
    </style:style>
    <style:style style:name="T43" style:family="text">
      <style:text-properties fo:font-size="12pt" fo:language="en" fo:country="US" fo:font-style="italic" fo:font-weight="bold" officeooo:rsid="000ca700" style:font-size-asian="12pt" style:font-style-asian="italic" style:font-weight-asian="bold" style:font-style-complex="italic" style:font-weight-complex="bold"/>
    </style:style>
    <style:style style:name="T44" style:family="text">
      <style:text-properties fo:font-size="12pt" fo:language="en" fo:country="US" fo:font-style="italic" fo:font-weight="bold" officeooo:rsid="000d8c4b" style:font-size-asian="12pt" style:font-style-asian="italic" style:font-weight-asian="bold" style:font-style-complex="italic" style:font-weight-complex="bold"/>
    </style:style>
    <style:style style:name="T45" style:family="text">
      <style:text-properties fo:font-size="12pt" fo:language="en" fo:country="US" fo:font-style="italic" fo:font-weight="bold" officeooo:rsid="00122d39" style:font-size-asian="12pt" style:font-style-asian="italic" style:font-weight-asian="bold" style:font-style-complex="italic" style:font-weight-complex="bold"/>
    </style:style>
    <style:style style:name="T46" style:family="text">
      <style:text-properties fo:font-size="12pt" fo:font-style="italic" fo:font-weight="bold" style:font-size-asian="12pt" style:font-style-asian="italic" style:font-weight-asian="bold"/>
    </style:style>
    <style:style style:name="T47" style:family="text">
      <style:text-properties fo:font-size="12pt" fo:font-style="italic" fo:font-weight="bold" officeooo:rsid="00122d39" style:font-size-asian="12pt" style:font-style-asian="italic" style:font-weight-asian="bold" style:font-style-complex="italic" style:font-weight-complex="bold"/>
    </style:style>
    <style:style style:name="T48" style:family="text">
      <style:text-properties fo:font-size="12pt" fo:font-style="italic" style:font-size-asian="12pt" style:font-style-asian="italic" style:font-style-complex="italic"/>
    </style:style>
    <style:style style:name="T49" style:family="text">
      <style:text-properties fo:font-size="12pt" fo:font-style="italic" officeooo:rsid="000caef4" style:font-size-asian="12pt" style:font-style-asian="italic" style:font-style-complex="italic"/>
    </style:style>
    <style:style style:name="T50" style:family="text">
      <style:text-properties fo:font-size="12pt" fo:font-style="italic" officeooo:rsid="000d8c4b" style:font-size-asian="12pt" style:font-style-asian="italic" style:font-style-complex="italic"/>
    </style:style>
    <style:style style:name="T51" style:family="text">
      <style:text-properties fo:font-size="12pt" fo:font-style="italic" officeooo:rsid="00122d39" style:font-size-asian="12pt" style:font-style-asian="italic" style:font-style-complex="italic"/>
    </style:style>
    <style:style style:name="T52" style:family="text">
      <style:text-properties fo:font-size="12pt" fo:language="ru" fo:country="RU" officeooo:rsid="000caef4" style:font-size-asian="12pt"/>
    </style:style>
    <style:style style:name="T53" style:family="text">
      <style:text-properties fo:font-size="12pt" fo:language="ru" fo:country="RU" fo:font-weight="bold" officeooo:rsid="000caef4" style:font-size-asian="12pt" style:font-weight-asian="bold" style:font-weight-complex="bold"/>
    </style:style>
    <style:style style:name="T54" style:family="text">
      <style:text-properties fo:font-size="12pt" fo:font-weight="bold" style:font-size-asian="12pt" style:font-weight-asian="bold" style:font-weight-complex="bold"/>
    </style:style>
    <style:style style:name="T55" style:family="text">
      <style:text-properties officeooo:rsid="0017976e"/>
    </style:style>
    <style:style style:name="T56" style:family="text">
      <style:text-properties style:text-position="0% 100%" fo:language="en" fo:country="US" fo:font-style="italic" fo:font-weight="bold" officeooo:rsid="0017976e" style:font-style-asian="italic" style:font-weight-asian="bold"/>
    </style:style>
    <style:style style:name="T57" style:family="text">
      <style:text-properties style:text-position="0% 100%" fo:language="ru" fo:country="RU" fo:font-style="italic" fo:font-weight="bold" officeooo:rsid="0017976e" style:font-style-asian="italic" style:font-weight-asian="bold"/>
    </style:style>
    <style:style style:name="T58" style:family="text">
      <style:text-properties style:text-position="0% 100%" fo:font-size="12pt" fo:language="ru" fo:country="RU" fo:font-style="italic" fo:font-weight="bold" officeooo:rsid="0017976e" style:font-size-asian="12pt" style:font-style-asian="italic" style:font-weight-asian="bold"/>
    </style:style>
    <style:style style:name="T59" style:family="text">
      <style:text-properties style:text-position="0% 100%" fo:font-size="12pt" fo:language="en" fo:country="US" fo:font-style="italic" fo:font-weight="bold" officeooo:rsid="0017976e" style:font-size-asian="12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А</text:span><text:span text:style-name="T18">лгоритм </text:span><text:span text:style-name="T9">RSA</text:span></text:p>
      <text:p text:style-name="P2">1) Выбираем простые числа <text:span text:style-name="T2">p</text:span> и <text:span text:style-name="T2">q</text:span> (длиной по 1024 бита)<text:line-break/>2) Вычисляем <text:span text:style-name="T2">N</text:span><text:span text:style-name="T11"> = </text:span><text:span text:style-name="T2">p</text:span><text:span text:style-name="T11"> </text:span><text:span text:style-name="T14"></text:span><text:span text:style-name="T11"> </text:span><text:span text:style-name="T2">q</text:span><text:line-break/>3) Вычисляем <text:span text:style-name="T14"></text:span><text:span text:style-name="T11">(</text:span><text:span text:style-name="T2">N</text:span><text:span text:style-name="T11">) = (</text:span><text:span text:style-name="T2">p</text:span><text:span text:style-name="T11"> ‒ 1) </text:span><text:span text:style-name="T14"></text:span><text:span text:style-name="T11"> (</text:span><text:span text:style-name="T2">q</text:span><text:span text:style-name="T11"> ‒ 1)</text:span><text:line-break/>4) Выбираем <text:span text:style-name="T2">e</text:span> (<text:span text:style-name="T8">e</text:span><text:span text:style-name="T17"> &lt; </text:span><text:span text:style-name="T8">N</text:span>), <text:span text:style-name="T55">взаимно </text:span><text:span text:style-name="T36">п</text:span><text:span text:style-name="T55">ростое с </text:span><text:span text:style-name="T15"></text:span><text:span text:style-name="T12">(</text:span><text:span text:style-name="T7">N</text:span><text:span text:style-name="T12">) </text:span><text:line-break/>5) Вычисляем <text:span text:style-name="T2">d</text:span>, такое, что <text:span text:style-name="T2">d</text:span><text:span text:style-name="T11"> </text:span><text:span text:style-name="T14"></text:span><text:span text:style-name="T11"> </text:span><text:span text:style-name="T2">e</text:span><text:span text:style-name="T11"> </text:span><text:span text:style-name="T14"></text:span><text:span text:style-name="T11"> 1 (</text:span><text:span text:style-name="T2">mod</text:span><text:span text:style-name="T11"> </text:span><text:span text:style-name="T14"></text:span><text:span text:style-name="T11">(</text:span><text:span text:style-name="T2">N</text:span><text:span text:style-name="T11">))</text:span> <text:line-break/> <text:s text:c="3"/>(эта запись означает, что <text:span text:style-name="T2">d</text:span><text:span text:style-name="T11"> </text:span><text:span text:style-name="T14"></text:span><text:span text:style-name="T11"> </text:span><text:span text:style-name="T2">e</text:span><text:span text:style-name="T1"> </text:span><text:span text:style-name="T5">+</text:span><text:span text:style-name="T6"> x</text:span><text:span text:style-name="T16"></text:span><text:span text:style-name="T3"> </text:span><text:span text:style-name="T14"></text:span><text:span text:style-name="T11">(</text:span><text:span text:style-name="T2">N</text:span><text:span text:style-name="T11">)</text:span><text:span text:style-name="T2"> </text:span><text:span text:style-name="T4">=</text:span><text:span text:style-name="T1"> </text:span>1, <text:span text:style-name="T55">где </text:span><text:span text:style-name="T13">х — </text:span><text:span text:style-name="T55">целое число</text:span>)<text:line-break/> <text:s text:c="3"/><text:span text:style-name="T55">Можно доказать, что в этом случае </text:span><text:span text:style-name="T7">m</text:span><text:span text:style-name="T21"> d </text:span><text:span text:style-name="T24"></text:span><text:span text:style-name="T21"> e </text:span><text:span text:style-name="T56">mod N </text:span><text:span text:style-name="T57">= </text:span><text:span text:style-name="T56">m</text:span><text:span text:style-name="T23">1</text:span><text:span text:style-name="T58"> = </text:span><text:span text:style-name="T59">m </text:span><text:span text:style-name="T58">(при </text:span><text:span text:style-name="T59">m &lt; N)</text:span><text:span text:style-name="T10"><text:line-break/>6</text:span><text:span text:style-name="T28">)</text:span><text:span text:style-name="T10"> </text:span>Шифруем сообщение <text:span text:style-name="T1">m</text:span>: <text:span text:style-name="T2">c</text:span><text:span text:style-name="T11"> = </text:span><text:span text:style-name="T2">E</text:span><text:span text:style-name="T11">(</text:span><text:span text:style-name="T2">m</text:span><text:span text:style-name="T11">) = </text:span><text:span text:style-name="T2">m</text:span><text:span text:style-name="T20">e</text:span><text:span text:style-name="T11"> </text:span><text:span text:style-name="T2">mod</text:span><text:span text:style-name="T11"> </text:span><text:span text:style-name="T2">N</text:span> <text:line-break/><text:span text:style-name="T38">7) </text:span><text:span text:style-name="T30">Получаем и расшифровываем </text:span><text:span text:style-name="T37">c</text:span><text:span text:style-name="T30">: </text:span><text:span text:style-name="T40">m</text:span><text:span text:style-name="T46"> = </text:span><text:span text:style-name="T40">D</text:span><text:span text:style-name="T46">(</text:span><text:span text:style-name="T40">c</text:span><text:span text:style-name="T46">) = </text:span><text:span text:style-name="T40">c</text:span><text:span text:style-name="T22">d</text:span><text:span text:style-name="T46"> </text:span><text:span text:style-name="T40">mod</text:span><text:span text:style-name="T46"> </text:span><text:span text:style-name="T40">N</text:span><text:span text:style-name="T30"> </text:span></text:p>
      <text:p text:style-name="P1"><text:span text:style-name="T49">Какие числа нужно опубликовать, чтобы алгоритмом можно было воспользоваться?<text:line-break/>Какие числа необходимо держать в строжайшем секрете?<text:line-break/></text:span><text:span text:style-name="T50">Сколько десятичных цифр должно быть в простом числе длиной 1024 бита?</text:span></text:p>
      <text:p text:style-name="P1"><text:span text:style-name="T53">Задача 1.</text:span><text:span text:style-name="T52"> Напишите программу, получающую на вход два натуральных числа и вычисляющую их НОД. Можно использовать рекурсию.</text:span></text:p>
      <text:p text:style-name="P4"><text:span text:style-name="T54">Задача 2.</text:span><text:span text:style-name="T30"> Напишите </text:span><text:span text:style-name="T31">функцию, вычисляющую корни уравнения <text:s/></text:span><text:span text:style-name="T41">ax</text:span><text:span text:style-name="T39"> </text:span><text:span text:style-name="T42">+</text:span><text:span text:style-name="T43"> </text:span><text:span text:style-name="T44">by</text:span><text:span text:style-name="T41"> </text:span><text:span text:style-name="T40">=</text:span><text:span text:style-name="T39"> </text:span><text:span text:style-name="T31">1.<text:line-break/>Используйте расширенный алгоритм Евклида (задача 22.12). Можно использовать рекурсию.</text:span></text:p>
      <text:p text:style-name="P5"><text:span text:style-name="T54">Задача 3.</text:span><text:span text:style-name="T30"> Напишите программу, вычисляющую простые числа методом выч</text:span><text:span text:style-name="T32">ё</text:span><text:span text:style-name="T30">ркивания </text:span><text:span text:style-name="T32">(решето Эратосфена)</text:span><text:span text:style-name="T30">. </text:span><text:span text:style-name="T33">Проверьте экспериментально, какой максимальной длины простые числа можно получить таким способом на вашем компьютере за время меньше минуты.</text:span></text:p>
      <text:p text:style-name="P6"><text:span text:style-name="T54">Задача 4.</text:span><text:span text:style-name="T30"> Напишите программу быстрого возведения большого числа</text:span><text:span text:style-name="T37"> </text:span><text:span text:style-name="T45">m</text:span><text:span text:style-name="T37"> </text:span><text:span text:style-name="T30">в степень </text:span><text:span text:style-name="T42">e</text:span><text:span text:style-name="T37"> </text:span><text:span text:style-name="T30">по модулю </text:span><text:span text:style-name="T45">k</text:span><text:span text:style-name="T37">. </text:span><text:span text:style-name="T34">Используйте представление степени в двоичной записи.<text:line-break/></text:span><text:span text:style-name="T51">Какие числа </text:span><text:span text:style-name="T47">е</text:span><text:span text:style-name="T51"> лучше брать, чтобы возведение в степень происходило быстрее?</text:span></text:p>
      <text:p text:style-name="P7"><text:span text:style-name="T54">Задача 5.</text:span><text:span text:style-name="T30"> Выполните шаги 1 — 5 алгоритма </text:span><text:span text:style-name="T37">RSA. </text:span><text:span text:style-name="T30">Вычислите необходимые для зашифровки и расшифровки числа.</text:span></text:p>
      <text:p text:style-name="P7"><text:span text:style-name="T54">Задача 6.</text:span><text:span text:style-name="T30"> </text:span><text:span text:style-name="T35">Напишите программу, которая получает на вход сообщение (число) и зашифровывает его (необходимые параметры можно включить в программу в виде констант.)</text:span></text:p>
      <text:p text:style-name="P8"><text:soft-page-break/><text:span text:style-name="T54">Задача 7.</text:span><text:span text:style-name="T30"> Напишите программу, которая получает на вход зашифрованное сообщение и расшифровывает его (необходимые параметры можно включить в программу в виде констант). Проверьте, что расшифрованное сообщение такое же, как отправленное.</text:span></text:p>
      <text:p text:style-name="P8"><text:span text:style-name="T54">Задача 8. </text:span><text:span text:style-name="T30">Зашифруйте и расшифруйте таким способом текстовую строку.<text:line-break/></text:span><text:span text:style-name="T48">Зачем при шифровании к текстовой строке подмешивают «соль», прежде чем применить к ней алгоритм шифрования?</text:span></text:p>
      <text:p text:style-name="P8"><text:span text:style-name="T54">Задача 9.</text:span><text:span text:style-name="T30"> Напишите программу, взламывающую шифр. Пользуемся тем, что наши простые числа недостаточно больши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Вопрос" style:family="paragraph" style:parent-style-name="Standard" style:list-style-name="WW8Num1">
      <style:paragraph-properties fo:margin-top="0.423cm" fo:margin-bottom="0cm" loext:contextual-spacing="false" fo:line-height="150%" fo:keep-together="always">
        <style:tab-stops>
          <style:tab-stop style:position="16.503cm" style:leader-style="solid" style:leader-text="_"/>
        </style:tab-stops>
      </style:paragraph-properties>
      <style:text-properties fo:font-size="12pt" style:font-size-asian="12pt"/>
    </style:style>
    <style:style style:name="WW8Num1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3T21:12:24.560000000</meta:creation-date>
    <dc:date>2023-10-03T00:52:36.587000000</dc:date>
    <meta:editing-duration>PT1H54M53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12" meta:word-count="348" meta:character-count="2178" meta:non-whitespace-character-count="1832"/>
  </office:meta>
</office:document-meta>
</file>